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736in" style:rel-column-width="13446*"/>
    </style:style>
    <style:style style:name="Table1.B" style:family="table-column">
      <style:table-column-properties style:column-width="5.3215in" style:rel-column-width="52089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5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3736in" style:rel-column-width="13446*"/>
    </style:style>
    <style:style style:name="Table2.B" style:family="table-column">
      <style:table-column-properties style:column-width="5.3215in" style:rel-column-width="52089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4b0890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officeooo:paragraph-rsid="004c6633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paragraph-rsid="00476cbe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DejaVu Sans Mono" fo:font-size="9pt" officeooo:paragraph-rsid="00499475" style:font-size-asian="9pt" style:font-size-complex="9pt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style:font-name="DejaVu Sans Mono" fo:font-size="9pt" officeooo:paragraph-rsid="00476cbe" style:font-size-asian="9pt" style:font-size-complex="9pt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style:font-name="DejaVu Sans Mono" fo:font-size="9pt" officeooo:paragraph-rsid="004b0890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style:font-name="DejaVu Sans Mono" fo:font-size="9pt" officeooo:rsid="00499475" officeooo:paragraph-rsid="00499475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font-size="9pt" officeooo:paragraph-rsid="00499475" style:font-size-asian="9pt" style:font-size-complex="9pt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font-size="9pt" officeooo:paragraph-rsid="004c6633" style:font-size-asian="9pt" style:font-size-complex="9pt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99475" style:font-size-asian="9pt" style:font-size-complex="9pt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76cbe" style:font-size-asian="9pt" style:font-size-complex="9pt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b0890" style:font-size-asian="9pt" style:font-size-complex="9pt"/>
    </style:style>
    <style:style style:name="P17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style:font-name="Liberation Sans" fo:font-size="11pt" fo:font-style="normal" fo:font-weight="bold" officeooo:rsid="00476cbe" style:font-name-asian="Noto Sans CJK SC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P18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fo:color="#000000" loext:opacity="100%" style:font-name="Liberation Sans" fo:font-style="normal" fo:font-weight="bold" style:font-name-asian="Noto Sans CJK SC" style:font-style-asian="normal" style:font-weight-asian="bold" style:font-name-complex="Lohit Devanagari1" style:font-style-complex="normal" style:font-weight-complex="bold"/>
    </style:style>
    <style:style style:name="T1" style:family="text">
      <style:text-properties style:font-name="DejaVu Sans" fo:font-size="6pt" officeooo:rsid="0020993d" style:font-size-asian="6pt" style:font-size-complex="6pt"/>
    </style:style>
    <style:style style:name="T2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fo:color="#800080" loext:opacity="100%" style:font-name="DejaVu Sans Mono"/>
    </style:style>
    <style:style style:name="T6" style:family="text">
      <style:text-properties fo:color="#800080" loext:opacity="100%" style:font-name="DejaVu Sans Mono" officeooo:rsid="00499475"/>
    </style:style>
    <style:style style:name="T7" style:family="text">
      <style:text-properties fo:color="#800080" loext:opacity="100%" style:font-name="DejaVu Sans Mono" officeooo:rsid="004b0890"/>
    </style:style>
    <style:style style:name="T8" style:family="text">
      <style:text-properties style:font-name="DejaVu Sans Mono" fo:font-size="9pt" style:font-size-asian="9pt" style:font-size-complex="9pt"/>
    </style:style>
    <style:style style:name="T9" style:family="text">
      <style:text-properties style:font-name="DejaVu Sans Mono" fo:font-size="9pt" officeooo:rsid="004d9270" style:font-size-asian="9pt" style:font-size-complex="9pt"/>
    </style:style>
    <style:style style:name="T10" style:family="text">
      <style:text-properties style:font-name="DejaVu Sans Mono" fo:font-size="9pt" officeooo:rsid="004b0890" style:font-size-asian="9pt" style:font-size-complex="9pt"/>
    </style:style>
    <style:style style:name="T11" style:family="text">
      <style:text-properties style:font-name="DejaVu Sans Mono" fo:font-size="9pt" officeooo:rsid="004c6633" style:font-size-asian="9pt" style:font-size-complex="9pt"/>
    </style:style>
    <style:style style:name="T12" style:family="text">
      <style:text-properties officeooo:rsid="0053e0ce"/>
    </style:style>
    <style:style style:name="T13" style:family="text">
      <style:text-properties fo:font-size="10pt" officeooo:rsid="0053e0ce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Shortcuts <text:span text:style-name="T12">(</text:span><text:span text:style-name="T13">ver. </text:span><text:span text:style-name="T13"><text:date style:data-style-name="N45" text:date-value="2022-08-11T19:12:08.777399333" text:fixed="true">11. Aug. 2022</text:date></text:span><text:span text:style-name="T13"><text:s/></text:span><text:span text:style-name="T13"><text:time style:data-style-name="N60" text:time-value="2022-08-11T19:12:19.174681250" text:fixed="true">19:12</text:time></text:span><text:span text:style-name="T12">)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09_927336185" text:style-name="Index_20_Link" text:visited-style-name="Index_20_Link">Shortcuts<text:tab/>1</text:a></text:p>
          <text:p text:style-name="P4"><text:a xlink:type="simple" xlink:href="#__RefHeading___Toc111_927336185" text:style-name="Index_20_Link" text:visited-style-name="Index_20_Link">VS Code<text:tab/>1</text:a></text:p>
          <text:p text:style-name="P4"><text:a xlink:type="simple" xlink:href="#__RefHeading___Toc227_3991028445" text:style-name="Index_20_Link" text:visited-style-name="Index_20_Link">IntelliJ IDEA<text:tab/>1</text:a></text:p>
        </text:index-body>
      </text:table-of-content>
      <text:p text:style-name="P2"/>
      <text:h text:style-name="P17" text:outline-level="2"><text:bookmark-start text:name="__RefHeading___Toc111_927336185"/>VS Code<text:bookmark-end text:name="__RefHeading___Toc111_927336185"/></text:h>
      <table:table table:name="Table1" table:style-name="Table1">
        <table:table-column table:style-name="Table1.A"/>
        <table:table-column table:style-name="Table1.B"/>
        <table:table-row table:style-name="TableLine94703549757392">
          <table:table-cell table:style-name="Table1.A1" office:value-type="string">
            <text:p text:style-name="P12"><text:span text:style-name="T5">Ctrl+Shift+</text:span><text:span text:style-name="T6">K</text:span></text:p>
          </table:table-cell>
          <table:table-cell table:style-name="Table1.A1" office:value-type="string">
            <text:p text:style-name="P11">удалить строку</text:p>
          </table:table-cell>
        </table:table-row>
        <table:table-row table:style-name="TableLine94703549872304">
          <table:table-cell table:style-name="Table1.A1" office:value-type="string">
            <text:p text:style-name="P14">F2</text:p>
          </table:table-cell>
          <table:table-cell table:style-name="Table1.A1" office:value-type="string">
            <text:p text:style-name="P8">переименовать символ (функцию, переменную и т.д.);</text:p>
          </table:table-cell>
        </table:table-row>
        <table:table-row table:style-name="TableLine94703549872928">
          <table:table-cell table:style-name="Table1.A1" office:value-type="string">
            <text:p text:style-name="P14">Ctrl+Shift+O</text:p>
          </table:table-cell>
          <table:table-cell table:style-name="Table1.A1" office:value-type="string">
            <text:p text:style-name="P8">перейти к символу;</text:p>
          </table:table-cell>
        </table:table-row>
        <table:table-row table:style-name="TableLine94703549873600">
          <table:table-cell table:style-name="Table1.A1" office:value-type="string">
            <text:p text:style-name="P15">Ctrl+K Z</text:p>
          </table:table-cell>
          <table:table-cell table:style-name="Table1.A1" office:value-type="string">
            <text:p text:style-name="P9">перейти в режим Дзен, в котором вас не отвлекают лишние детали;</text:p>
          </table:table-cell>
        </table:table-row>
        <table:table-row table:style-name="TableLine94703549874384">
          <table:table-cell table:style-name="Table1.A1" office:value-type="string">
            <text:p text:style-name="P15">Ctrl+/</text:p>
          </table:table-cell>
          <table:table-cell table:style-name="Table1.A1" office:value-type="string">
            <text:p text:style-name="P9">закомментировать/раскомментировать строку;</text:p>
          </table:table-cell>
        </table:table-row>
        <table:table-row table:style-name="TableLine94703549875168">
          <table:table-cell table:style-name="Table1.A1" office:value-type="string">
            <text:p text:style-name="P15">Shift+Alt+A</text:p>
          </table:table-cell>
          <table:table-cell table:style-name="Table1.A1" office:value-type="string">
            <text:p text:style-name="P9">закомментировать/раскомментировать блок кода;</text:p>
          </table:table-cell>
        </table:table-row>
        <table:table-row table:style-name="TableLine94703549875952">
          <table:table-cell table:style-name="Table1.A1" office:value-type="string">
            <text:p text:style-name="P15">Ctrl+Shift+[</text:p>
          </table:table-cell>
          <table:table-cell table:style-name="Table1.A1" office:value-type="string">
            <text:p text:style-name="P9">свернуть область;</text:p>
          </table:table-cell>
        </table:table-row>
        <table:table-row table:style-name="TableLine94703549876736">
          <table:table-cell table:style-name="Table1.A1" office:value-type="string">
            <text:p text:style-name="P15">Ctrl+Shift+]</text:p>
          </table:table-cell>
          <table:table-cell table:style-name="Table1.A1" office:value-type="string">
            <text:p text:style-name="P9">развернуть область;</text:p>
          </table:table-cell>
        </table:table-row>
        <table:table-row table:style-name="TableLine94703549877520">
          <table:table-cell table:style-name="Table1.A1" office:value-type="string">
            <text:p text:style-name="P16">Ctrl+H</text:p>
          </table:table-cell>
          <table:table-cell table:style-name="Table1.A1" office:value-type="string">
            <text:p text:style-name="P10">заменить;</text:p>
          </table:table-cell>
        </table:table-row>
        <table:table-row table:style-name="TableLine94703549878224">
          <table:table-cell table:style-name="Table1.A1" office:value-type="string">
            <text:p text:style-name="P13"><text:span text:style-name="T5">Ctrl+</text:span><text:span text:style-name="T7">F</text:span></text:p>
          </table:table-cell>
          <table:table-cell table:style-name="Table1.A1" office:value-type="string">
            <text:p text:style-name="P6"><text:span text:style-name="T9">н</text:span><text:span text:style-name="T10">айти</text:span><text:span text:style-name="T8">;</text:span></text:p>
          </table:table-cell>
        </table:table-row>
        <table:table-row table:style-name="TableLine94703549879008">
          <table:table-cell table:style-name="Table1.A1" office:value-type="string">
            <text:p text:style-name="P13"><text:span text:style-name="T5">Ctrl+</text:span><text:span text:style-name="T7">F F3</text:span></text:p>
          </table:table-cell>
          <table:table-cell table:style-name="Table1.A1" office:value-type="string">
            <text:p text:style-name="P5"><text:span text:style-name="T9">н</text:span><text:span text:style-name="T10">айти </text:span><text:span text:style-name="T11">следующее</text:span><text:span text:style-name="T8">;</text:span></text:p>
          </table:table-cell>
        </table:table-row>
        <table:table-row table:style-name="TableLine94703549879792">
          <table:table-cell table:style-name="Table1.A1" office:value-type="string">
            <text:p text:style-name="P13"><text:span text:style-name="T5">Ctrl+</text:span><text:span text:style-name="T7">F Shift+F3 </text:span></text:p>
          </table:table-cell>
          <table:table-cell table:style-name="Table1.A1" office:value-type="string">
            <text:p text:style-name="P6"><text:span text:style-name="T9">н</text:span><text:span text:style-name="T10">айти </text:span><text:span text:style-name="T11">предыдущее</text:span><text:span text:style-name="T8">;</text:span></text:p>
          </table:table-cell>
        </table:table-row>
        <table:table-row table:style-name="TableLine94703549880576">
          <table:table-cell table:style-name="Table1.A1" office:value-type="string">
            <text:p text:style-name="P16">Shift+F12</text:p>
          </table:table-cell>
          <table:table-cell table:style-name="Table1.A1" office:value-type="string">
            <text:p text:style-name="P10">показать все упоминания;</text:p>
          </table:table-cell>
        </table:table-row>
        <table:table-row table:style-name="TableLine94703549881360">
          <table:table-cell table:style-name="Table1.A1" office:value-type="string">
            <text:p text:style-name="P15">F12</text:p>
          </table:table-cell>
          <table:table-cell table:style-name="Table1.A1" office:value-type="string">
            <text:p text:style-name="P9">открыть определение (функции, класса и т.д.);</text:p>
          </table:table-cell>
        </table:table-row>
        <table:table-row table:style-name="TableLine94703549882144">
          <table:table-cell table:style-name="Table1.A1" office:value-type="string">
            <text:p text:style-name="P15">Ctrl+K F12</text:p>
          </table:table-cell>
          <table:table-cell table:style-name="Table1.A1" office:value-type="string">
            <text:p text:style-name="P9">открыть определение в другой части экрана;</text:p>
          </table:table-cell>
        </table:table-row>
        <table:table-row table:style-name="TableLine94703549882928">
          <table:table-cell table:style-name="Table1.A1" office:value-type="string">
            <text:p text:style-name="P15">Ctrl+K M</text:p>
          </table:table-cell>
          <table:table-cell table:style-name="Table1.A1" office:value-type="string">
            <text:p text:style-name="P9">изменить язык файла;</text:p>
          </table:table-cell>
        </table:table-row>
        <table:table-row table:style-name="TableLine94703549883712">
          <table:table-cell table:style-name="Table1.A1" office:value-type="string">
            <text:p text:style-name="P15">Ctrl+P</text:p>
          </table:table-cell>
          <table:table-cell table:style-name="Table1.A1" office:value-type="string">
            <text:p text:style-name="P9">быстро открыть файл;</text:p>
          </table:table-cell>
        </table:table-row>
        <table:table-row table:style-name="TableLine94703549885024">
          <table:table-cell table:style-name="Table1.A1" office:value-type="string">
            <text:p text:style-name="P15">Ctrl+\</text:p>
          </table:table-cell>
          <table:table-cell table:style-name="Table1.A1" office:value-type="string">
            <text:p text:style-name="P9">разделить экран;</text:p>
          </table:table-cell>
        </table:table-row>
        <table:table-row table:style-name="TableLine94703549885808">
          <table:table-cell table:style-name="Table1.A1" office:value-type="string">
            <text:p text:style-name="P15">Ctrl+`</text:p>
          </table:table-cell>
          <table:table-cell table:style-name="Table1.A1" office:value-type="string">
            <text:p text:style-name="P9">открыть встроенный терминал;</text:p>
          </table:table-cell>
        </table:table-row>
        <table:table-row table:style-name="TableLine94703549886592">
          <table:table-cell table:style-name="Table1.A1" office:value-type="string">
            <text:p text:style-name="P15">Ctrl+K Ctrl+S</text:p>
          </table:table-cell>
          <table:table-cell table:style-name="Table1.A1" office:value-type="string">
            <text:p text:style-name="P9">показать список всех горячих клавиш.</text:p>
          </table:table-cell>
        </table:table-row>
      </table:table>
      <text:h text:style-name="P18" text:outline-level="2"><text:bookmark-start text:name="__RefHeading___Toc227_3991028445"/>IntelliJ IDEA<text:bookmark-end text:name="__RefHeading___Toc227_399102844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Box94703549852848" office:value-type="string">
            <text:p text:style-name="P15">Ctrl+Space</text:p>
          </table:table-cell>
          <table:table-cell table:style-name="Table2.B1" office:value-type="string">
            <text:p text:style-name="P9">стандартное автодополнение кода;</text:p>
          </table:table-cell>
        </table:table-row>
        <table:table-row table:style-name="Table2.1">
          <table:table-cell table:style-name="TableBox94703549852848" office:value-type="string">
            <text:p text:style-name="P15">Ctrl+Shift+Space</text:p>
          </table:table-cell>
          <table:table-cell table:style-name="Table2.B1" office:value-type="string">
            <text:p text:style-name="P9">умное автодополнение кода;</text:p>
          </table:table-cell>
        </table:table-row>
        <table:table-row table:style-name="Table2.1">
          <table:table-cell table:style-name="TableBox94703549852848" office:value-type="string">
            <text:p text:style-name="P15">Двойной Shift</text:p>
          </table:table-cell>
          <table:table-cell table:style-name="Table2.B1" office:value-type="string">
            <text:p text:style-name="P9">искать везде;</text:p>
          </table:table-cell>
        </table:table-row>
        <table:table-row table:style-name="Table2.1">
          <table:table-cell table:style-name="TableBox94703549852848" office:value-type="string">
            <text:p text:style-name="P15">Alt+Enter</text:p>
          </table:table-cell>
          <table:table-cell table:style-name="Table2.B1" office:value-type="string">
            <text:p text:style-name="P9">показать возможные варианты исправления;</text:p>
          </table:table-cell>
        </table:table-row>
        <table:table-row table:style-name="Table2.1">
          <table:table-cell table:style-name="TableBox94703549852848" office:value-type="string">
            <text:p text:style-name="P15">Alt+Ins</text:p>
          </table:table-cell>
          <table:table-cell table:style-name="Table2.B1" office:value-type="string">
            <text:p text:style-name="P9">генерация кода (геттеры, сеттеры, конструктор и т.д.);</text:p>
          </table:table-cell>
        </table:table-row>
        <table:table-row table:style-name="Table2.1">
          <table:table-cell table:style-name="TableBox94703549852848" office:value-type="string">
            <text:p text:style-name="P15">Ctrl+P</text:p>
          </table:table-cell>
          <table:table-cell table:style-name="Table2.B1" office:value-type="string">
            <text:p text:style-name="P9">информация о параметре (применяется на аргументе метода при вызове);</text:p>
          </table:table-cell>
        </table:table-row>
        <table:table-row table:style-name="Table2.1">
          <table:table-cell table:style-name="TableBox94703549852848" office:value-type="string">
            <text:p text:style-name="P15">Ctrl+W</text:p>
          </table:table-cell>
          <table:table-cell table:style-name="Table2.B1" office:value-type="string">
            <text:p text:style-name="P9">расширить область выделения;</text:p>
          </table:table-cell>
        </table:table-row>
        <table:table-row table:style-name="Table2.1">
          <table:table-cell table:style-name="TableBox94703549852848" office:value-type="string">
            <text:p text:style-name="P15">Ctrl+Shift+W</text:p>
          </table:table-cell>
          <table:table-cell table:style-name="Table2.B1" office:value-type="string">
            <text:p text:style-name="P9">уменьшить область выделения;</text:p>
          </table:table-cell>
        </table:table-row>
        <table:table-row table:style-name="Table2.1">
          <table:table-cell table:style-name="TableBox94703549852848" office:value-type="string">
            <text:p text:style-name="P15">Ctrl+E</text:p>
          </table:table-cell>
          <table:table-cell table:style-name="Table2.B1" office:value-type="string">
            <text:p text:style-name="P9">список недавних файлов;</text:p>
          </table:table-cell>
        </table:table-row>
        <table:table-row table:style-name="Table2.1">
          <table:table-cell table:style-name="TableBox94703549852848" office:value-type="string">
            <text:p text:style-name="P15">Shift+F6</text:p>
          </table:table-cell>
          <table:table-cell table:style-name="Table2.B1" office:value-type="string">
            <text:p text:style-name="P9">переименовать (переменную, функцию и т.д.);</text:p>
          </table:table-cell>
        </table:table-row>
        <table:table-row table:style-name="Table2.1">
          <table:table-cell table:style-name="TableBox94703549852848" office:value-type="string">
            <text:p text:style-name="P15">Ctrl+R</text:p>
          </table:table-cell>
          <table:table-cell table:style-name="Table2.B1" office:value-type="string">
            <text:p text:style-name="P9">сделать замену;</text:p>
          </table:table-cell>
        </table:table-row>
        <table:table-row table:style-name="Table2.1">
          <table:table-cell table:style-name="TableBox94703549852848" office:value-type="string">
            <text:p text:style-name="P15">Ctrl+Q</text:p>
          </table:table-cell>
          <table:table-cell table:style-name="Table2.B1" office:value-type="string">
            <text:p text:style-name="P9">быстрый просмотр документации;</text:p>
          </table:table-cell>
        </table:table-row>
        <table:table-row table:style-name="Table2.1">
          <table:table-cell table:style-name="TableBox94703549852848" office:value-type="string">
            <text:p text:style-name="P15">Ctrl+/</text:p>
          </table:table-cell>
          <table:table-cell table:style-name="Table2.B1" office:value-type="string">
            <text:p text:style-name="P9">закомментировать/раскомментировать строку;</text:p>
          </table:table-cell>
        </table:table-row>
        <table:table-row table:style-name="Table2.1">
          <table:table-cell table:style-name="TableBox94703549852848" office:value-type="string">
            <text:p text:style-name="P15">Ctrl+Shift+/</text:p>
          </table:table-cell>
          <table:table-cell table:style-name="Table2.B1" office:value-type="string">
            <text:p text:style-name="P9">закомментировать/раскомментировать блок кода;</text:p>
          </table:table-cell>
        </table:table-row>
        <table:table-row table:style-name="Table2.1">
          <table:table-cell table:style-name="TableBox94703549852848" office:value-type="string">
            <text:p text:style-name="P15">Ctrl+Alt+I</text:p>
          </table:table-cell>
          <table:table-cell table:style-name="Table2.B1" office:value-type="string">
            <text:p text:style-name="P9">автоматически добавить нужные отступы для строки/строк;</text:p>
          </table:table-cell>
        </table:table-row>
        <table:table-row table:style-name="Table2.1">
          <table:table-cell table:style-name="TableBox94703549852848" office:value-type="string">
            <text:p text:style-name="P15">Ctrl+Shift+A</text:p>
          </table:table-cell>
          <table:table-cell table:style-name="Table2.B1" office:value-type="string">
            <text:p text:style-name="P9">найти действие;</text:p>
          </table:table-cell>
        </table:table-row>
        <table:table-row table:style-name="Table2.1">
          <table:table-cell table:style-name="TableBox94703549852848" office:value-type="string">
            <text:p text:style-name="P15">Shift+Alt+↑</text:p>
          </table:table-cell>
          <table:table-cell table:style-name="Table2.B1" office:value-type="string">
            <text:p text:style-name="P9">переместить выбранные строки вверх;</text:p>
          </table:table-cell>
        </table:table-row>
        <table:table-row table:style-name="Table2.1">
          <table:table-cell table:style-name="TableBox94703549852848" office:value-type="string">
            <text:p text:style-name="P15">Shift+Alt+↓</text:p>
          </table:table-cell>
          <table:table-cell table:style-name="Table2.B1" office:value-type="string">
            <text:p text:style-name="P9">переместить выбранные строки вниз;</text:p>
          </table:table-cell>
        </table:table-row>
        <table:table-row table:style-name="Table2.1">
          <table:table-cell table:style-name="TableBox94703549852848" office:value-type="string">
            <text:p text:style-name="P15">Ctrl+Shift+F7</text:p>
          </table:table-cell>
          <table:table-cell table:style-name="Table2.B1" office:value-type="string">
            <text:p text:style-name="P9">показать все упоминания в файле;</text:p>
          </table:table-cell>
        </table:table-row>
        <table:table-row table:style-name="Table2.1">
          <table:table-cell table:style-name="TableBox94703549852848" office:value-type="string">
            <text:p text:style-name="P15">Ctrl+Alt+L</text:p>
          </table:table-cell>
          <table:table-cell table:style-name="Table2.B1" office:value-type="string">
            <text:p text:style-name="P9">реформатировать код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2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20993d" style:font-size-asian="6pt" style:font-size-complex="6pt"/>
    </style:style>
    <style:style style:name="MT2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3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hortcuts<text:tab/></text:span><text:span text:style-name="MT2">page</text:span><text:span text:style-name="MT3">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2-08-14T01:40:28.534890962</dc:date>
    <meta:editing-duration>PT3H16M37S</meta:editing-duration>
    <meta:editing-cycles>56</meta:editing-cycles>
    <meta:generator>LibreOffice/7.3.5.2$Linux_X86_64 LibreOffice_project/30$Build-2</meta:generator>
    <meta:document-statistic meta:table-count="2" meta:image-count="0" meta:object-count="0" meta:page-count="1" meta:paragraph-count="88" meta:word-count="214" meta:character-count="1714" meta:non-whitespace-character-count="1587"/>
  </office:meta>
</office:document-meta>
</file>